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image/png" manifest:full-path="Pictures/100000000000032000000258B0456710.png"/>
  <manifest:file-entry manifest:media-type="image/png" manifest:full-path="Pictures/100000000000032000000258D2E4504B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BA875082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32000000258EC0B43F6.png"/>
  <manifest:file-entry manifest:media-type="image/png" manifest:full-path="Pictures/1000000000000320000002585C39BAEF.png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auto-grow-height="true" fo:min-height="15.343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notes">
      <style:graphic-properties draw:fill-color="#ffffff" fo:min-height="12.572cm"/>
    </style:style>
    <style:style style:name="pr5" style:family="presentation" style:parent-style-name="lyt-organic-title">
      <style:graphic-properties fo:min-height="3.506cm"/>
    </style:style>
    <style:style style:name="pr6" style:family="presentation" style:parent-style-name="lyt-organic-subtitle">
      <style:graphic-properties draw:fill-color="#ffffff" fo:min-height="13.86cm"/>
    </style:style>
    <style:style style:name="pr7" style:family="presentation" style:parent-style-name="lyt-organic-subtitle">
      <style:graphic-properties draw:fill-color="#ffffff" fo:min-height="15.343cm"/>
    </style:style>
    <style:style style:name="pr8" style:family="presentation" style:parent-style-name="lyt-organic-subtitle">
      <style:graphic-properties draw:fill-color="#ffffff" fo:min-height="17.836cm"/>
    </style:style>
    <style:style style:name="pr9" style:family="presentation" style:parent-style-name="lyt-organic-subtitle">
      <style:graphic-properties draw:fill-color="#ffffff" draw:auto-grow-height="true" fo:min-height="13.86cm"/>
    </style:style>
    <style:style style:name="pr10" style:family="presentation" style:parent-style-name="lyt-organic-subtitle">
      <style:graphic-properties draw:fill-color="#ffffff" fo:min-height="19.319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Network Bonding<text:line-break/>(aka trunking, link aggregation)</text:p>
          </draw:text-box>
        </draw:frame>
        <draw:frame presentation:style-name="pr2" draw:text-style-name="P1" draw:layer="layout" svg:width="23cm" svg:height="15.343cm" svg:x="2.5cm" svg:y="5.514cm" presentation:class="subtitle">
          <draw:text-box>
            <text:p><text:span text:style-name="T1">David Liana</text:span></text:p>
            <text:p><text:span text:style-name="T1"><text:a xlink:href="http://www.thelinuxgeek.org/">http://www.thelinuxgeek.org</text:a></text:span></text:p>
            <text:p><text:span text:style-name="T1">dliana@frontiernet.ne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What is network bonding?</text:p>
          </draw:text-box>
        </draw:frame>
        <draw:frame presentation:style-name="pr2" draw:layer="layout" svg:width="23cm" svg:height="15.343cm" svg:x="2.5cm" svg:y="5.514cm" presentation:class="subtitle">
          <draw:text-box>
            <text:p>From Wikipedia: <text:s/>Channel bonding (also known as "Ethernet bonding") is a computer networking arrangement in which two or more network interfaces on a host computer are combined for redundancy or increased throughput.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Linux Support</text:p>
          </draw:text-box>
        </draw:frame>
        <draw:frame presentation:style-name="pr2" draw:layer="layout" svg:width="23cm" svg:height="15.343cm" svg:x="2.458cm" svg:y="5.811cm" presentation:class="subtitle" presentation:user-transformed="true">
          <draw:text-box>
            <text:list text:style-name="L1">
              <text:list-item>
                <text:p>Driver – “bonding”</text:p>
              </text:list-item>
              <text:list-item>
                <text:p>Several different modes suppor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0">
        <draw:frame presentation:style-name="pr5" draw:layer="layout" svg:width="24cm" svg:height="3.506cm" svg:x="2cm" svg:y="1.537cm" presentation:class="title">
          <draw:text-box>
            <text:p>Modes</text:p>
          </draw:text-box>
        </draw:frame>
        <draw:frame presentation:style-name="pr6" draw:layer="layout" svg:width="23cm" svg:height="13.86cm" svg:x="2.5cm" svg:y="5.514cm" presentation:class="subtitle" presentation:user-transformed="true">
          <draw:text-box>
            <text:p>balance-rr or 0</text:p>
            <text:p>active-backup or 1</text:p>
            <text:p>balance-xor or 2 </text:p>
            <text:p>broadcast or 3</text:p>
            <text:p>802.3ad or 4</text:p>
            <text:p>balance-tlb or 5</text:p>
            <text:p>balance-alb or 6 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0">
        <draw:frame presentation:style-name="pr5" draw:layer="layout" svg:width="24cm" svg:height="3.506cm" svg:x="2cm" svg:y="1.537cm" presentation:class="title">
          <draw:text-box>
            <text:p>Pre-Reqs</text:p>
          </draw:text-box>
        </draw:frame>
        <draw:frame presentation:style-name="pr7" draw:layer="layout" svg:width="23cm" svg:height="15.343cm" svg:x="2.5cm" svg:y="5.514cm" presentation:class="subtitle">
          <draw:text-box>
            <text:list text:style-name="L1">
              <text:list-item>
                <text:p>2 or more network cards of the same speed</text:p>
              </text:list-item>
              <text:list-item>
                <text:p>Switch that supports bonding (aka Link aggregation or 802.3ad). <text:s/></text:p>
              </text:list-item>
              <text:list-item>
                <text:p>Turn off/uninstall network manag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Steps</text:p>
          </draw:text-box>
        </draw:frame>
        <draw:frame presentation:style-name="pr2" draw:layer="layout" svg:width="23cm" svg:height="15.343cm" svg:x="2.5cm" svg:y="5.514cm" presentation:class="subtitle">
          <draw:text-box>
            <text:list text:style-name="L1">
              <text:list-item>
                <text:p>Load module</text:p>
              </text:list-item>
              <text:list-item>
                <text:p>Edit configurations for interfaces</text:p>
              </text:list-item>
              <text:list-item>
                <text:p>Add config for bonded interface </text:p>
              </text:list-item>
              <text:list-item>
                <text:p>Restart network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32">
        <draw:frame presentation:style-name="pr8" draw:layer="layout" svg:width="24cm" svg:height="17.836cm" svg:x="2cm" svg:y="1.537cm" presentation:class="subtitle">
          <draw:text-box>
            <text:p>Example setup for RHEL / Scientific Linux / CentOS / Fedora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/etc/modprobe.d/bonding.conf</text:p>
          </draw:text-box>
        </draw:frame>
        <draw:frame presentation:style-name="pr9" draw:layer="layout" svg:width="23cm" svg:height="13.86cm" svg:x="2.5cm" svg:y="5.514cm" presentation:class="subtitle">
          <draw:text-box>
            <text:p>alias bond0 bonding</text:p>
            <text:p>options bond0 mode=4 miimon=100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1T0">
        <draw:frame presentation:style-name="pr5" draw:layer="layout" svg:width="24cm" svg:height="3.506cm" svg:x="2cm" svg:y="1.537cm" presentation:class="title" presentation:user-transformed="true">
          <draw:text-box>
            <text:p>/etc/sysconfig/network-scripts/ifcfg-p20p1</text:p>
          </draw:text-box>
        </draw:frame>
        <draw:frame presentation:style-name="pr6" draw:layer="layout" svg:width="23cm" svg:height="13.86cm" svg:x="2.373cm" svg:y="5.641cm" presentation:class="subtitle" presentation:user-transformed="true">
          <draw:text-box>
            <text:p>DEVICE=p20p1</text:p>
            <text:p>ONBOOT=yes</text:p>
            <text:p>USERCTL=no</text:p>
            <text:p>BOOTPROTO=none</text:p>
            <text:p>HWADDR=00:24:1D:23:6F:28</text:p>
            <text:p>SLAVE=yes</text:p>
            <text:p>MASTER=bond0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1T0">
        <draw:frame presentation:style-name="pr5" draw:layer="layout" svg:width="24cm" svg:height="3.506cm" svg:x="2cm" svg:y="1.537cm" presentation:class="title" presentation:user-transformed="true">
          <draw:text-box>
            <text:p>/etc/sysconfig/network-scripts/ifcfg-p21p1</text:p>
          </draw:text-box>
        </draw:frame>
        <draw:frame presentation:style-name="pr6" draw:layer="layout" svg:width="23cm" svg:height="13.86cm" svg:x="2.5cm" svg:y="5.514cm" presentation:class="subtitle">
          <draw:text-box>
            <text:p>DEVICE=p21p1</text:p>
            <text:p>ONBOOT=yes</text:p>
            <text:p>USERCTL=no</text:p>
            <text:p>BOOTPROTO=none</text:p>
            <text:p>HWADDR=00:1F:D0:81:56:22</text:p>
            <text:p>SLAVE=yes</text:p>
            <text:p>MASTER=bond0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1T0">
        <draw:frame presentation:style-name="pr5" draw:layer="layout" svg:width="24cm" svg:height="3.506cm" svg:x="2cm" svg:y="1.537cm" presentation:class="title">
          <draw:text-box>
            <text:p>/etc/sysconfig/network-scripts/ifcfg-bond0</text:p>
          </draw:text-box>
        </draw:frame>
        <draw:frame presentation:style-name="pr6" draw:layer="layout" svg:width="23cm" svg:height="13.883cm" svg:x="2.5cm" svg:y="5.503cm" presentation:class="subtitle" presentation:user-transformed="true">
          <draw:text-box>
            <text:p>DEVICE=bond0</text:p>
            <text:p>ONBOOT=yes</text:p>
            <text:p>NM_CONTROLLED=no</text:p>
            <text:p>USERCTL=no</text:p>
            <text:p>BOOTPROTO=none</text:p>
            <text:p>IPADDR=192.168.1.3</text:p>
            <text:p>NETWORK=192.168.1.0</text:p>
            <text:p>BROADCAST=192.168.1.255</text:p>
            <text:p>GATEWAY=192.168.1.1</text:p>
            <text:p>DNS1=192.168.1.7</text:p>
            <text:p>DNS2=209.18.47.61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/etc/sysconfig/network</text:p>
          </draw:text-box>
        </draw:frame>
        <draw:frame presentation:style-name="pr9" draw:layer="layout" svg:width="23cm" svg:height="13.86cm" svg:x="2.5cm" svg:y="5.514cm" presentation:class="subtitle">
          <draw:text-box>
            <text:p>NETWORKING=yes</text:p>
            <text:p>HOSTNAME=kirk.enterprise.local</text:p>
            <text:p>GATEWAY=192.168.1.1</text:p>
            <text:p>GATEWAYDEV=bond0</text:p>
            <text:p>NETWORKDELAY=5</text:p>
            <text:p>NETWORKWAIT=ye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1T0">
        <draw:frame presentation:style-name="pr5" draw:layer="layout" svg:width="24cm" svg:height="3.506cm" svg:x="2cm" svg:y="1.537cm" presentation:class="title">
          <draw:text-box>
            <text:p>Load Modules and Restart Network</text:p>
          </draw:text-box>
        </draw:frame>
        <draw:frame presentation:style-name="pr6" draw:layer="layout" svg:width="23cm" svg:height="13.86cm" svg:x="2.5cm" svg:y="5.514cm" presentation:class="subtitle">
          <draw:text-box>
            <text:p>$ modprobe bonding</text:p>
            <text:p>$ /etc/init.d/network restart</text:p>
            <text:p>$ chkconfig –levels=345 network on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32">
        <draw:frame presentation:style-name="pr10" draw:layer="layout" svg:width="24cm" svg:height="19.319cm" svg:x="2cm" svg:y="1.5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nux Libertine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typo3" style:repeat="stretch"/>
    </style:style>
    <style:style style:name="Mdp6" style:family="drawing-page">
      <style:drawing-page-properties draw:background-size="border" draw:fill="bitmap" draw:fill-image-name="ashapes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numbers3" style:repeat="stretch"/>
    </style:style>
    <style:style style:name="Mdp10" style:family="drawing-page">
      <style:drawing-page-properties draw:background-size="border" draw:fill="bitmap" draw:fill-image-name="blendscreen2" draw:fill-image-width="0cm" draw:fill-image-height="0cm"/>
    </style:style>
    <style:style style:name="Mdp11" style:family="drawing-page">
      <style:drawing-page-properties draw:background-size="border" draw:fill="bitmap" draw:fill-image-name="water" style:repeat="stretch"/>
    </style:style>
    <style:style style:name="Mdp12" style:family="drawing-page">
      <style:drawing-page-properties draw:background-size="border" draw:fill="bitmap" draw:fill-image-name="tunnel_5f_box" draw:fill-image-width="0cm" draw:fill-image-height="0cm"/>
    </style:style>
    <style:style style:name="Mdp13" style:family="drawing-page">
      <style:drawing-page-properties draw:background-size="border" draw:fill="bitmap" draw:fill-image-name="wein" style:repeat="stretch"/>
    </style:style>
    <style:style style:name="Mdp14" style:family="drawing-page">
      <style:drawing-page-properties draw:background-size="border" draw:fill="bitmap" draw:fill-image-name="organic" style:repeat="stretch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keyboard-title">
      <style:graphic-properties draw:fill-color="#ffffff" draw:auto-grow-height="false" fo:min-height="3.507cm"/>
    </style:style>
    <style:style style:name="Mpr20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2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1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tunnel-title">
      <style:graphic-properties draw:fill-color="#ffffff" draw:auto-grow-height="false" fo:min-height="3.507cm"/>
    </style:style>
    <style:style style:name="Mpr36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5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6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16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19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9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26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0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11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12">
      <draw:frame presentation:style-name="Mpr35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36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1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3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42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2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2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ana</meta:initial-creator>
    <meta:creation-date>2012-02-13T20:38:52</meta:creation-date>
    <meta:editing-duration>PT54M41S</meta:editing-duration>
    <meta:editing-cycles>10</meta:editing-cycles>
    <dc:date>2012-02-16T20:21:33</dc:date>
    <meta:generator>LibreOffice/3.4$Unix LibreOffice_project/340m1$Build-502</meta:generator>
    <meta:document-statistic meta:object-count="218"/>
  </office:meta>
</office:document-meta>
</file>